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officeooo:rsid="00d30fe1" officeooo:paragraph-rsid="00d30fe1"/>
    </style:style>
    <style:style style:name="P7" style:family="paragraph" style:parent-style-name="Text_20_body">
      <style:text-properties officeooo:rsid="00ce0ad0" officeooo:paragraph-rsid="00ce0ad0"/>
    </style:style>
    <style:style style:name="P8" style:family="paragraph" style:parent-style-name="Text_20_body">
      <style:text-properties officeooo:rsid="00cf43cc" officeooo:paragraph-rsid="00cf43cc"/>
    </style:style>
    <style:style style:name="P9" style:family="paragraph" style:parent-style-name="Text_20_body">
      <style:text-properties officeooo:rsid="00e72cd2" officeooo:paragraph-rsid="00e72cd2"/>
    </style:style>
    <style:style style:name="P10" style:family="paragraph" style:parent-style-name="Text_20_body">
      <style:text-properties officeooo:rsid="00e17c1b" officeooo:paragraph-rsid="00e17c1b"/>
    </style:style>
    <style:style style:name="P11" style:family="paragraph" style:parent-style-name="Text_20_body">
      <style:text-properties officeooo:rsid="00e2cc94" officeooo:paragraph-rsid="00e2cc94"/>
    </style:style>
    <style:style style:name="P12" style:family="paragraph" style:parent-style-name="Text_20_body">
      <style:text-properties officeooo:rsid="00e3ce9a" officeooo:paragraph-rsid="00e3ce9a"/>
    </style:style>
    <style:style style:name="P13" style:family="paragraph" style:parent-style-name="Text_20_body">
      <style:text-properties officeooo:rsid="00e67748" officeooo:paragraph-rsid="00e67748"/>
    </style:style>
    <style:style style:name="P14" style:family="paragraph" style:parent-style-name="Standard">
      <style:text-properties fo:font-style="italic" officeooo:rsid="00e72cd2" officeooo:paragraph-rsid="00e72cd2" style:font-style-asian="italic" style:font-style-complex="italic"/>
    </style:style>
    <style:style style:name="P15" style:family="paragraph" style:parent-style-name="Preformatted_20_Text">
      <style:text-properties officeooo:paragraph-rsid="00ebe3b5"/>
    </style:style>
    <style:style style:name="P16" style:family="paragraph" style:parent-style-name="Preformatted_20_Text">
      <style:text-properties officeooo:rsid="00ebe3b5" officeooo:paragraph-rsid="00ebe3b5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es" fo:country="ES"/>
    </style:style>
    <style:style style:name="P22" style:family="paragraph" style:parent-style-name="Heading_20_2">
      <style:text-properties officeooo:rsid="00d30fe1" officeooo:paragraph-rsid="00d30fe1"/>
    </style:style>
    <style:style style:name="P23" style:family="paragraph" style:parent-style-name="Heading_20_2">
      <style:text-properties officeooo:paragraph-rsid="00e17c1b"/>
    </style:style>
    <style:style style:name="P24" style:family="paragraph" style:parent-style-name="Heading_20_3">
      <style:text-properties officeooo:rsid="00ef5f77" officeooo:paragraph-rsid="00ef5f77"/>
    </style:style>
    <style:style style:name="P25" style:family="paragraph" style:parent-style-name="Standard">
      <style:text-properties officeooo:rsid="00e72cd2" officeooo:paragraph-rsid="00e72cd2"/>
    </style:style>
    <style:style style:name="P26" style:family="paragraph" style:parent-style-name="Text_20_body" style:list-style-name="L1">
      <style:text-properties fo:language="es" fo:country="ES" fo:font-style="normal" officeooo:rsid="00d29876" officeooo:paragraph-rsid="00d29876" style:font-style-asian="normal" style:font-style-complex="normal"/>
    </style:style>
    <style:style style:name="P27" style:family="paragraph" style:parent-style-name="Text_20_body" style:list-style-name="L1">
      <style:text-properties fo:language="es" fo:country="ES" fo:font-style="normal" officeooo:rsid="00ce0ad0" officeooo:paragraph-rsid="00ce0ad0" style:font-style-asian="normal" style:font-style-complex="normal"/>
    </style:style>
    <style:style style:name="P28" style:family="paragraph" style:parent-style-name="Text_20_body" style:list-style-name="L1">
      <style:text-properties fo:font-style="normal" officeooo:rsid="00d29876" officeooo:paragraph-rsid="00d29876" style:font-style-asian="normal" style:font-style-complex="normal"/>
    </style:style>
    <style:style style:name="P29" style:family="paragraph" style:parent-style-name="Text_20_body" style:list-style-name="L2">
      <style:text-properties fo:font-style="normal" officeooo:rsid="00d29876" officeooo:paragraph-rsid="00d7ee12" style:font-style-asian="normal" style:font-style-complex="normal"/>
    </style:style>
    <style:style style:name="P30" style:family="paragraph" style:parent-style-name="Text_20_body" style:list-style-name="L1">
      <style:text-properties fo:font-style="normal" officeooo:rsid="00ce0ad0" officeooo:paragraph-rsid="00ce0ad0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d97b8e" officeooo:paragraph-rsid="00d7ee12" style:font-style-asian="normal" style:font-style-complex="normal"/>
    </style:style>
    <style:style style:name="P32" style:family="paragraph" style:parent-style-name="Text_20_body" style:list-style-name="L2">
      <style:text-properties fo:font-style="normal" officeooo:rsid="00d97b8e" officeooo:paragraph-rsid="00d7ee12" fo:background-color="transparent" style:font-style-asian="normal" style:font-style-complex="normal"/>
    </style:style>
    <style:style style:name="P33" style:family="paragraph" style:parent-style-name="Text_20_body" style:list-style-name="L2">
      <style:text-properties fo:font-style="normal" officeooo:rsid="00d97b8e" officeooo:paragraph-rsid="00d7ee12" fo:background-color="#ffff00" style:font-style-asian="normal" style:font-style-complex="normal"/>
    </style:style>
    <style:style style:name="P34" style:family="paragraph" style:parent-style-name="Text_20_body" style:list-style-name="L2">
      <style:text-properties officeooo:rsid="00d29876" officeooo:paragraph-rsid="00d7ee12"/>
    </style:style>
    <style:style style:name="P35" style:family="paragraph" style:parent-style-name="Text_20_body" style:list-style-name="L2">
      <style:text-properties officeooo:rsid="00d29876" officeooo:paragraph-rsid="00d7ee12" fo:background-color="transparent"/>
    </style:style>
    <style:style style:name="P36" style:family="paragraph" style:parent-style-name="Text_20_body" style:list-style-name="L2">
      <style:text-properties officeooo:rsid="00d97b8e" officeooo:paragraph-rsid="00d7ee12"/>
    </style:style>
    <style:style style:name="P37" style:family="paragraph" style:parent-style-name="Text_20_body" style:list-style-name="L3"/>
    <style:style style:name="P38" style:family="paragraph" style:parent-style-name="Text_20_body" style:list-style-name="L4">
      <style:text-properties officeooo:paragraph-rsid="00d1434f"/>
    </style:style>
    <style:style style:name="P39" style:family="paragraph" style:parent-style-name="Text_20_body" style:list-style-name="L4">
      <style:text-properties officeooo:rsid="00d1434f" officeooo:paragraph-rsid="00d1434f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text-properties officeooo:rsid="00d27f4f" officeooo:paragraph-rsid="00e2cc94"/>
    </style:style>
    <style:style style:name="P42" style:family="paragraph" style:parent-style-name="Text_20_body" style:list-style-name="L5">
      <style:text-properties officeooo:rsid="00d27f4f" officeooo:paragraph-rsid="00e3ada7"/>
    </style:style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>
      <style:text-properties officeooo:rsid="00f305d2" officeooo:paragraph-rsid="00f305d2"/>
    </style:style>
    <style:style style:name="P46" style:family="paragraph" style:parent-style-name="Text_20_body">
      <style:text-properties officeooo:rsid="00f336d6" officeooo:paragraph-rsid="00f336d6"/>
    </style:style>
    <style:style style:name="P47" style:family="paragraph" style:parent-style-name="Text_20_body" style:list-style-name="L8">
      <style:text-properties officeooo:paragraph-rsid="00f336d6"/>
    </style:style>
    <style:style style:name="P48" style:family="paragraph" style:parent-style-name="Text_20_body" style:list-style-name="L9"/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d1434f" style:font-weight-asian="bold" style:font-weight-complex="bold"/>
    </style:style>
    <style:style style:name="T6" style:family="text">
      <style:text-properties fo:font-weight="bold" officeooo:rsid="00ce0ad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officeooo:rsid="0071929a"/>
    </style:style>
    <style:style style:name="T9" style:family="text">
      <style:text-properties officeooo:rsid="00738963"/>
    </style:style>
    <style:style style:name="T10" style:family="text">
      <style:text-properties officeooo:rsid="00ad8a36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d97b8e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d27f4f" style:font-style-asian="normal" style:font-style-complex="normal"/>
    </style:style>
    <style:style style:name="T15" style:family="text">
      <style:text-properties fo:font-style="normal" officeooo:rsid="00d97b8e" style:font-style-asian="normal" style:font-style-complex="normal"/>
    </style:style>
    <style:style style:name="T16" style:family="text">
      <style:text-properties fo:font-style="normal" officeooo:rsid="00d9eb36" style:font-style-asian="normal" style:font-style-complex="normal"/>
    </style:style>
    <style:style style:name="T17" style:family="text">
      <style:text-properties fo:font-style="normal" officeooo:rsid="00dadd00" style:font-style-asian="normal" style:font-style-complex="normal"/>
    </style:style>
    <style:style style:name="T18" style:family="text">
      <style:text-properties fo:font-style="normal" officeooo:rsid="00dcb0d2" style:font-style-asian="normal" style:font-style-complex="normal"/>
    </style:style>
    <style:style style:name="T19" style:family="text">
      <style:text-properties fo:font-style="normal" officeooo:rsid="00df9c77" style:font-style-asian="normal" style:font-style-complex="normal"/>
    </style:style>
    <style:style style:name="T20" style:family="text">
      <style:text-properties fo:font-style="normal" officeooo:rsid="00e09d03" style:font-style-asian="normal" style:font-style-complex="normal"/>
    </style:style>
    <style:style style:name="T21" style:family="text">
      <style:text-properties fo:font-style="normal" officeooo:rsid="00e17c1b" style:font-style-asian="normal" style:font-style-complex="normal"/>
    </style:style>
    <style:style style:name="T22" style:family="text">
      <style:text-properties fo:font-style="normal" officeooo:rsid="00e2cc94" style:font-style-asian="normal" style:font-style-complex="normal"/>
    </style:style>
    <style:style style:name="T23" style:family="text">
      <style:text-properties officeooo:rsid="00cb482e"/>
    </style:style>
    <style:style style:name="T24" style:family="text">
      <style:text-properties officeooo:rsid="00ce0ad0"/>
    </style:style>
    <style:style style:name="T25" style:family="text">
      <style:text-properties fo:language="es" fo:country="ES"/>
    </style:style>
    <style:style style:name="T26" style:family="text">
      <style:text-properties fo:language="es" fo:country="ES" officeooo:rsid="00ce0ad0"/>
    </style:style>
    <style:style style:name="T27" style:family="text">
      <style:text-properties fo:language="es" fo:country="ES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d27f4f" style:font-style-asian="italic" style:font-style-complex="italic"/>
    </style:style>
    <style:style style:name="T30" style:family="text">
      <style:text-properties fo:font-style="italic" officeooo:rsid="00d479d2" style:font-style-asian="italic" style:font-style-complex="italic"/>
    </style:style>
    <style:style style:name="T31" style:family="text">
      <style:text-properties fo:font-style="italic" officeooo:rsid="00d7ee12" style:font-style-asian="italic" style:font-style-complex="italic"/>
    </style:style>
    <style:style style:name="T32" style:family="text">
      <style:text-properties fo:font-style="italic" officeooo:rsid="00d97b8e" style:font-style-asian="italic" style:font-style-complex="italic"/>
    </style:style>
    <style:style style:name="T33" style:family="text">
      <style:text-properties officeooo:rsid="00d1434f"/>
    </style:style>
    <style:style style:name="T34" style:family="text">
      <style:text-properties officeooo:rsid="00d17982"/>
    </style:style>
    <style:style style:name="T35" style:family="text">
      <style:text-properties officeooo:rsid="00d19e05"/>
    </style:style>
    <style:style style:name="T36" style:family="text">
      <style:text-properties officeooo:rsid="00d27f4f"/>
    </style:style>
    <style:style style:name="T37" style:family="text">
      <style:text-properties officeooo:rsid="00d29876"/>
    </style:style>
    <style:style style:name="T38" style:family="text">
      <style:text-properties officeooo:rsid="00d479d2"/>
    </style:style>
    <style:style style:name="T39" style:family="text">
      <style:text-properties officeooo:rsid="00d618dd"/>
    </style:style>
    <style:style style:name="T40" style:family="text">
      <style:text-properties officeooo:rsid="00d67f4c"/>
    </style:style>
    <style:style style:name="T41" style:family="text">
      <style:text-properties officeooo:rsid="00d7ee12"/>
    </style:style>
    <style:style style:name="T42" style:family="text">
      <style:text-properties officeooo:rsid="00d97b8e"/>
    </style:style>
    <style:style style:name="T43" style:family="text">
      <style:text-properties style:text-underline-style="none" officeooo:rsid="00e3ada7"/>
    </style:style>
    <style:style style:name="T44" style:family="text">
      <style:text-properties style:text-underline-style="none" officeooo:rsid="00d1434f"/>
    </style:style>
    <style:style style:name="T45" style:family="text">
      <style:text-properties officeooo:rsid="00e09d03"/>
    </style:style>
    <style:style style:name="T46" style:family="text">
      <style:text-properties officeooo:rsid="00e125d6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e125d6" fo:background-color="transparent" loext:char-shading-value="0"/>
    </style:style>
    <style:style style:name="T49" style:family="text">
      <style:text-properties officeooo:rsid="00edc076" fo:background-color="transparent" loext:char-shading-value="0"/>
    </style:style>
    <style:style style:name="T50" style:family="text">
      <style:text-properties officeooo:rsid="00ef5f77" fo:background-color="transparent" loext:char-shading-value="0"/>
    </style:style>
    <style:style style:name="T51" style:family="text">
      <style:text-properties officeooo:rsid="00e17c1b"/>
    </style:style>
    <style:style style:name="T52" style:family="text">
      <style:text-properties officeooo:rsid="00e2cc94"/>
    </style:style>
    <style:style style:name="T53" style:family="text">
      <style:text-properties officeooo:rsid="00e3ada7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officeooo:rsid="00e3ce9a"/>
    </style:style>
    <style:style style:name="T57" style:family="text">
      <style:text-properties officeooo:rsid="00e52327"/>
    </style:style>
    <style:style style:name="T58" style:family="text">
      <style:text-properties officeooo:rsid="00e67748"/>
    </style:style>
    <style:style style:name="T59" style:family="text">
      <style:text-properties officeooo:rsid="00e72cd2"/>
    </style:style>
    <style:style style:name="T60" style:family="text">
      <style:text-properties officeooo:rsid="00ec41e2"/>
    </style:style>
    <style:style style:name="T61" style:family="text">
      <style:text-properties officeooo:rsid="00edc076"/>
    </style:style>
    <style:style style:name="T62" style:family="text">
      <style:text-properties officeooo:rsid="00ef5f77"/>
    </style:style>
    <style:style style:name="T63" style:family="text">
      <style:text-properties officeooo:rsid="00efec19"/>
    </style:style>
    <style:style style:name="T64" style:family="text">
      <style:text-properties officeooo:rsid="00f0a342"/>
    </style:style>
    <style:style style:name="T65" style:family="text">
      <style:text-properties officeooo:rsid="00f131e2"/>
    </style:style>
    <style:style style:name="T66" style:family="text">
      <style:text-properties officeooo:rsid="00f18df3"/>
    </style:style>
    <style:style style:name="T67" style:family="text">
      <style:text-properties officeooo:rsid="00f2fdac"/>
    </style:style>
    <style:style style:name="T68" style:family="text">
      <style:text-properties officeooo:rsid="00f336d6"/>
    </style:style>
    <style:style style:name="T69" style:family="text">
      <style:text-properties officeooo:rsid="00f36537"/>
    </style:style>
    <style:style style:name="T70" style:family="text">
      <style:text-properties officeooo:rsid="00f49f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23">Red </text:span>Reto <text:span text:style-name="T10">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8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Sumario</text:p>
          </text:index-title>
          <text:p text:style-name="P17"><text:a xlink:type="simple" xlink:href="#__RefHeading___Toc836_2601721642" text:style-name="Index_20_Link" text:visited-style-name="Index_20_Link">A – Estudiar clases<text:tab/>3</text:a></text:p>
          <text:p text:style-name="P18"><text:a xlink:type="simple" xlink:href="#__RefHeading___Toc774_2935577233" text:style-name="Index_20_Link" text:visited-style-name="Index_20_Link">A.1 Objetivo<text:tab/>3</text:a></text:p>
          <text:p text:style-name="P18"><text:a xlink:type="simple" xlink:href="#__RefHeading___Toc611_4230470922" text:style-name="Index_20_Link" text:visited-style-name="Index_20_Link">A.2 InetAddress<text:tab/>3</text:a></text:p>
          <text:p text:style-name="P19"><text:a xlink:type="simple" xlink:href="#__RefHeading___Toc811_391211046" text:style-name="Index_20_Link" text:visited-style-name="Index_20_Link">Métodos estáticos<text:tab/>3</text:a></text:p>
          <text:p text:style-name="P19"><text:a xlink:type="simple" xlink:href="#__RefHeading___Toc813_391211046" text:style-name="Index_20_Link" text:visited-style-name="Index_20_Link"><text:span text:style-name="T13">M</text:span><text:span text:style-name="T13">étodos de instancia</text:span><text:tab/>3</text:a></text:p>
          <text:p text:style-name="P18"><text:a xlink:type="simple" xlink:href="#__RefHeading___Toc776_2935577233%20Copy%201" text:style-name="Index_20_Link" text:visited-style-name="Index_20_Link">A.3 InterfaceAddress<text:tab/>5</text:a></text:p>
          <text:p text:style-name="P19"><text:a xlink:type="simple" xlink:href="#__RefHeading___Toc797_391211046" text:style-name="Index_20_Link" text:visited-style-name="Index_20_Link">Métodos de instancia<text:tab/>5</text:a></text:p>
          <text:p text:style-name="P18"><text:a xlink:type="simple" xlink:href="#__RefHeading___Toc776_2935577233" text:style-name="Index_20_Link" text:visited-style-name="Index_20_Link">A.4 NetworkInterface<text:tab/>5</text:a></text:p>
          <text:p text:style-name="P19"><text:a xlink:type="simple" xlink:href="#__RefHeading___Toc815_391211046" text:style-name="Index_20_Link" text:visited-style-name="Index_20_Link">Métodos estáticos<text:tab/>5</text:a></text:p>
          <text:p text:style-name="P18"><text:a xlink:type="simple" xlink:href="#__RefHeading___Toc799_391211046" text:style-name="Index_20_Link" text:visited-style-name="Index_20_Link">A.5 DatagramSocket<text:tab/>6</text:a></text:p>
          <text:p text:style-name="P19"><text:a xlink:type="simple" xlink:href="#__RefHeading___Toc1018_3586267102" text:style-name="Index_20_Link" text:visited-style-name="Index_20_Link">Constructores<text:tab/>7</text:a></text:p>
          <text:p text:style-name="P19"><text:a xlink:type="simple" xlink:href="#__RefHeading___Toc1146_3013316960" text:style-name="Index_20_Link" text:visited-style-name="Index_20_Link">Métodos de instancias<text:tab/>7</text:a></text:p>
          <text:p text:style-name="P18"><text:a xlink:type="simple" xlink:href="#__RefHeading___Toc1158_3013316960" text:style-name="Index_20_Link" text:visited-style-name="Index_20_Link">A.6 DatagramPacket<text:tab/>9</text:a></text:p>
        </text:index-body>
      </text:table-of-content>
      <text:p text:style-name="P5"/>
      <text:h text:style-name="P21" text:outline-level="1" text:is-list-header="true"><text:bookmark-start text:name="__RefHeading___Toc836_2601721642"/><text:span text:style-name="T9">A</text:span> – <text:span text:style-name="T24">Estudiar clases</text:span><text:bookmark-end text:name="__RefHeading___Toc836_2601721642"/></text:h>
      <text:h text:style-name="Heading_20_2" text:outline-level="2" text:is-list-header="true"><text:bookmark-start text:name="__RefHeading___Toc774_2935577233"/><text:span text:style-name="T26">A</text:span><text:span text:style-name="T25">.1 </text:span><text:span text:style-name="T26">Objetivo</text:span><text:bookmark-end text:name="__RefHeading___Toc774_2935577233"/></text:h>
      <text:p text:style-name="P7"><text:span text:style-name="T25">Estudio de ciertas clases del paquete </text:span><text:span text:style-name="T27">java.net :</text:span></text:p>
      <text:list text:style-name="L1">
        <text:list-item>
          <text:p text:style-name="P26">InetAddress</text:p>
        </text:list-item>
        <text:list-item>
          <text:p text:style-name="P28">InterfaceAddress</text:p>
        </text:list-item>
        <text:list-item>
          <text:p text:style-name="P27">NetworkInterface </text:p>
        </text:list-item>
        <text:list-item>
          <text:p text:style-name="P30">DatagramSocket</text:p>
        </text:list-item>
        <text:list-item>
          <text:p text:style-name="P30">DatagramPacket</text:p>
        </text:list-item>
      </text:list>
      <text:h text:style-name="P22" text:outline-level="2" text:is-list-header="true"><text:bookmark-start text:name="__RefHeading___Toc611_4230470922"/>A.2 InetAddress<text:bookmark-end text:name="__RefHeading___Toc611_4230470922"/></text:h>
      <text:p text:style-name="P6">Información obtenida de:</text:p>
      <text:p text:style-name="P6"><text:a xlink:type="simple" xlink:href="https://docs.oracle.com/en/java/javase/21/docs/api/java.base/java/net/InetAddress.html" text:style-name="Internet_20_link" text:visited-style-name="Visited_20_Internet_20_Link">https://docs.oracle.com/en/java/javase/21/docs/api/java.base/java/net/InetAddress.html</text:a></text:p>
      <text:p text:style-name="P6">Representa una direción IP. <text:span text:style-name="T38">Las instancias de </text:span><text:span text:style-name="T30">InetAddress</text:span><text:span text:style-name="T38"> ademas de la dirección IP en sí pueden contener el nombre del host. </text:span><text:span text:style-name="T39">Contiene métodos para la resolucion de nombres de host a IP y viceversa. Se sirve de un resolutor de InetAddress para ello. </text:span><text:span text:style-name="T40">La clase tiene también una cache en la que almacena resoluciones de nombres de host exitosas.</text:span></text:p>
      <text:h text:style-name="Heading_20_3" text:outline-level="3" text:is-list-header="true"><text:bookmark-start text:name="__RefHeading___Toc811_391211046"/>Métodos estáticos<text:bookmark-end text:name="__RefHeading___Toc811_391211046"/></text:h>
      <text:p text:style-name="Destacado_20_no_20_sumario"/>
      <text:list xml:id="list413477189" text:style-name="L2">
        <text:list-item>
          <text:p text:style-name="P29"><text:span text:style-name="T24">InetAddress[] </text:span><text:span text:style-name="T6">getAllByName</text:span><text:span text:style-name="T24">(String host): Devuelve un array de de direcciones IP dado un nombre de host. Puede darse una IP en formato String y comprobará su validez. </text:span></text:p>
        </text:list-item>
        <text:list-item>
          <text:p text:style-name="P29"><text:span text:style-name="T24">InetAddress </text:span><text:span text:style-name="T6">getByAddress</text:span><text:span text:style-name="T24">(byte[] addr): </text:span><text:span text:style-name="T41">Devuelve una </text:span><text:span text:style-name="T31">InetAddress</text:span><text:span text:style-name="T41"> dada una IP expresada en bytes</text:span><text:span text:style-name="T24">.</text:span></text:p>
        </text:list-item>
        <text:list-item>
          <text:p text:style-name="P29"><text:span text:style-name="T24">InetAddress </text:span><text:span text:style-name="T6">getByAddress</text:span><text:span text:style-name="T24">(String host, byte[] addr): </text:span><text:span text:style-name="T41">Crea una </text:span><text:span text:style-name="T31">InetAddress</text:span><text:span text:style-name="T41"> basada en el nombre de hos</text:span><text:span text:style-name="T42">t y una direccion expresada en bytes.</text:span></text:p>
        </text:list-item>
        <text:list-item>
          <text:p text:style-name="P29">InetAddress <text:span text:style-name="T3">getByName</text:span>(String host): <text:span text:style-name="T42">Devuelve la </text:span><text:span text:style-name="T32">InetAddress</text:span><text:span text:style-name="T42"> asociada al host especificado.</text:span></text:p>
        </text:list-item>
        <text:list-item>
          <text:p text:style-name="P29">InetAddress <text:span text:style-name="T3">getLocalHost</text:span>(): <text:span text:style-name="T42">Devuelve la </text:span><text:span text:style-name="T32">InetAddress</text:span><text:span text:style-name="T42"> de local host.</text:span></text:p>
        </text:list-item>
        <text:list-item>
          <text:p text:style-name="P34"><text:span text:style-name="T13">InetAddress </text:span><text:span text:style-name="T11">getLoopbackAddress</text:span><text:span text:style-name="T13">(): </text:span><text:span text:style-name="T15">Devuelve una </text:span><text:span text:style-name="T32">InetAddress</text:span><text:span text:style-name="T15"> de </text:span><text:span text:style-name="T17">bucle local</text:span><text:span text:style-name="T15">.</text:span></text:p>
        </text:list-item>
      </text:list>
      <text:h text:style-name="Heading_20_3" text:outline-level="3" text:is-list-header="true"><text:bookmark-start text:name="__RefHeading___Toc813_391211046"/><text:span text:style-name="T15">M</text:span><text:span text:style-name="T13">étodos de instancia</text:span><text:bookmark-end text:name="__RefHeading___Toc813_391211046"/></text:h>
      <text:list xml:id="list135208291638988" text:continue-numbering="true" text:style-name="L2">
        <text:list-item>
          <text:p text:style-name="P34"><text:span text:style-name="T16">byte[] </text:span><text:span text:style-name="T12">getAddress</text:span><text:span text:style-name="T15">(): </text:span><text:span text:style-name="T16">Devuelve la direccion IP</text:span></text:p>
        </text:list-item>
        <text:list-item>
          <text:p text:style-name="P34"><text:span text:style-name="T15">String </text:span><text:span text:style-name="T12">getCanonicalHostName</text:span><text:span text:style-name="T15">(): </text:span><text:span text:style-name="T16">Devuelve el nombre de dominio completo. </text:span><text:span text:style-name="T17">S</text:span><text:span text:style-name="T16">i no está permitido devuelve la direccion IP en formato de texto.</text:span></text:p>
        </text:list-item>
        <text:list-item>
          <text:p text:style-name="P34"><text:soft-page-break/><text:span text:style-name="T15">String </text:span><text:span text:style-name="T12">getHostAddress</text:span><text:span text:style-name="T15">(): </text:span><text:span text:style-name="T16">Devuelve la dirección IP en formato texto.</text:span></text:p>
        </text:list-item>
        <text:list-item>
          <text:p text:style-name="P34"><text:span text:style-name="T15">String </text:span><text:span text:style-name="T12">getHostName</text:span><text:span text:style-name="T15">(): </text:span><text:span text:style-name="T17">Devuelve el nombre de host. Si no está permitido devueve la dirección IP <text:s/>en formato texto</text:span><text:span text:style-name="T15">.</text:span></text:p>
        </text:list-item>
        <text:list-item>
          <text:p text:style-name="P34"><text:span text:style-name="T18">i</text:span><text:span text:style-name="T15">nt </text:span><text:span text:style-name="T12">hashCode</text:span><text:span text:style-name="T15">(): </text:span><text:span text:style-name="T17">Hashcode de la dirección IP.</text:span></text:p>
        </text:list-item>
        <text:list-item>
          <text:p text:style-name="P34"><text:span text:style-name="T18">b</text:span><text:span text:style-name="T15">oolean </text:span><text:span text:style-name="T12">isAnyLocalAddress</text:span><text:span text:style-name="T15">(): </text:span><text:span text:style-name="T17">Devuelve si es una dirección comodín de bucle local.</text:span></text:p>
        </text:list-item>
        <text:list-item>
          <text:p text:style-name="P34"><text:span text:style-name="T18">b</text:span><text:span text:style-name="T15">oolean </text:span><text:span text:style-name="T12">isLinkLocalAddress</text:span><text:span text:style-name="T15">(): </text:span><text:span text:style-name="T17">Devuelve si es una direccion de enlace local</text:span><text:span text:style-name="T15">.</text:span></text:p>
        </text:list-item>
        <text:list-item>
          <text:p text:style-name="P34"><text:span text:style-name="T18">b</text:span><text:span text:style-name="T15">oolean </text:span><text:span text:style-name="T12">isLoopbackAddress</text:span><text:span text:style-name="T15">(): </text:span><text:span text:style-name="T18">Devuelve si es una direccion de bucle loca</text:span></text:p>
        </text:list-item>
        <text:list-item>
          <text:p text:style-name="P35"><text:span text:style-name="T15">boolean </text:span><text:span text:style-name="T12">isMCGlobal</text:span><text:span text:style-name="T15">(): </text:span><text:span text:style-name="T19">Devuelve si la dirección es una dirección multicas</text:span><text:span text:style-name="T20">t</text:span><text:span text:style-name="T19"> de ámbito global. True si es cierto. Falso si no es de ámbito global o no es multicast.</text:span></text:p>
        </text:list-item>
        <text:list-item>
          <text:p text:style-name="P32"><text:span text:style-name="T61">b</text:span>oolean <text:span text:style-name="T3">isMCLinkLocal</text:span>(): <text:span text:style-name="T45">Devuelve True si es una direccion multicast de ámbito </text:span><text:span text:style-name="T61">de link </text:span><text:span text:style-name="T45">local. False si no es multicast o no es de ambito </text:span><text:span text:style-name="T61">de link </text:span><text:span text:style-name="T45">local.</text:span></text:p>
        </text:list-item>
        <text:list-item>
          <text:p text:style-name="P32"><text:span text:style-name="T61">b</text:span>oolean <text:span text:style-name="T3">isMCNodeLocal</text:span>(): <text:span text:style-name="T61">Devuelve true si es una dirección multicast de ámbito de nodo (interno al propio dispositivo). False en caso de no ser multicast o no ser de ámbito de nodo.</text:span></text:p>
        </text:list-item>
        <text:list-item>
          <text:p text:style-name="P33"><text:span text:style-name="T49">b</text:span><text:span text:style-name="T47">oolean </text:span><text:span text:style-name="T7">isMCOrgLocal</text:span><text:span text:style-name="T47">(): Devuelve true si es una dirección multicast de ámbito de </text:span><text:span text:style-name="T50">organizacion</text:span><text:span text:style-name="T47">. False en caso de no ser multicast o no ser de ámbito de </text:span><text:span text:style-name="T50">organizacion</text:span><text:span text:style-name="T47">.</text:span></text:p>
        </text:list-item>
        <text:list-item>
          <text:p text:style-name="P32"><text:span text:style-name="T46">b</text:span>oolean is <text:span text:style-name="T3">MCSiteLocal()</text:span>: <text:span text:style-name="T62">Devuelve true si es una direccion multicast de ámbito site-local. False si no tiene ese ámbito o no es multicast.</text:span></text:p>
        </text:list-item>
        <text:list-item>
          <text:p text:style-name="P31"><text:span text:style-name="T48">b</text:span><text:span text:style-name="T47">oolean </text:span><text:span text:style-name="T3">isMulticastAddress</text:span>(): <text:span text:style-name="T46">Devuelve true si es una dirección multicast.</text:span></text:p>
        </text:list-item>
        <text:list-item>
          <text:p text:style-name="P31"><text:span text:style-name="T46">b</text:span>oolean <text:span text:style-name="T3">isReachable</text:span>(int timeout): <text:span text:style-name="T46">Devuelve si se puede llegar a la direccion detro de un tiempo. </text:span><text:span text:style-name="T51">Lo hace usando peticiones ICMP ECHO o de no poder </text:span><text:span text:style-name="T62">lo hace</text:span><text:span text:style-name="T51"> intentando una conexión TCP al puerto 7.</text:span></text:p>
        </text:list-item>
        <text:list-item>
          <text:p text:style-name="P31"><text:span text:style-name="T46">b</text:span>oolean<text:span text:style-name="T3"> isReachable</text:span>(NetworkInterface netif, int ttl, int timeout): <text:span text:style-name="T51">Lo mismo que el anterior per para una interfaz concreta con u ttl concreto.</text:span></text:p>
        </text:list-item>
        <text:list-item>
          <text:p text:style-name="P36"><text:span text:style-name="T21">b</text:span><text:span text:style-name="T13">oolean </text:span><text:span text:style-name="T11">isSiteLocalAddress</text:span><text:span text:style-name="T13">(): </text:span><text:span text:style-name="T21">Devuelve True si es una dirección local.</text:span></text:p>
        </text:list-item>
        <text:list-item>
          <text:p text:style-name="P36"><text:span text:style-name="T13">String </text:span><text:span text:style-name="T11">toString</text:span><text:span text:style-name="T13">(): </text:span><text:span text:style-name="T21">Convierte la IP a String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P23" text:outline-level="2" text:is-list-header="true"><text:bookmark-start text:name="__RefHeading___Toc776_2935577233 Copy 1"/><text:span text:style-name="T37">A</text:span>.<text:span text:style-name="T51">3</text:span> <text:span text:style-name="T51">InterfaceAddress</text:span><text:bookmark-end text:name="__RefHeading___Toc776_2935577233 Copy 1"/></text:h>
      <text:p text:style-name="P11">Información obtenida de:</text:p>
      <text:p text:style-name="P11"><text:a xlink:type="simple" xlink:href="https://docs.oracle.com/en/java/javase/21/docs/api/java.base/java/net/InterfaceAddress.html" text:style-name="Internet_20_link" text:visited-style-name="Visited_20_Internet_20_Link">https://docs.oracle.com/en/java/javase/21/docs/api/java.base/java/net/InterfaceAddress.html</text:a></text:p>
      <text:p text:style-name="P10">Representa la dirección de una interfaz de red. Es una IP con una máscara de subred y una dirección de broadcast.</text:p>
      <text:h text:style-name="Heading_20_3" text:outline-level="3" text:is-list-header="true"><text:bookmark-start text:name="__RefHeading___Toc797_391211046"/>Métodos de instancia<text:bookmark-end text:name="__RefHeading___Toc797_391211046"/></text:h>
      <text:list text:style-name="L3">
        <text:list-item>
          <text:p text:style-name="P37">InetAddress <text:span text:style-name="T3">getAddress</text:span>(): <text:span text:style-name="T51">Devuelve la InetAddress.</text:span></text:p>
        </text:list-item>
        <text:list-item>
          <text:p text:style-name="P37">InetAddress <text:span text:style-name="T3">getBroadcast</text:span>(): <text:span text:style-name="T51">Devuelve una InetAddress basada en la dirección de broadcast</text:span>.</text:p>
        </text:list-item>
        <text:list-item>
          <text:p text:style-name="P37">Short <text:span text:style-name="T3">getNetworkPrefixLength</text:span>(): <text:span text:style-name="T52">Devuelve la mascara de subred en forma de prefijo.</text:span></text:p>
        </text:list-item>
      </text:list>
      <text:h text:style-name="Heading_20_2" text:outline-level="2" text:is-list-header="true"><text:bookmark-start text:name="__RefHeading___Toc776_2935577233"/><text:span text:style-name="T37">A</text:span>.<text:span text:style-name="T37">4</text:span> NetworkInterface<text:bookmark-end text:name="__RefHeading___Toc776_2935577233"/></text:h>
      <text:p text:style-name="P8">Informacion obtenida de:</text:p>
      <text:p text:style-name="P8"><text:a xlink:type="simple" xlink:href="https://docs.oracle.com/en/java/javase/21/docs//api/java.base/java/net/class-use/NetworkInterface.html" text:style-name="Internet_20_link" text:visited-style-name="Visited_20_Internet_20_Link">https://docs.oracle.com/en/java/javase/21/docs//api/java.base/java/net/class-use/NetworkInterface.html</text:a></text:p>
      <text:p text:style-name="P8">La clase representa una interfaz de red con un nombre y una lista de IP asignadas a la interfaz.</text:p>
      <text:h text:style-name="Heading_20_3" text:outline-level="3" text:is-list-header="true"><text:bookmark-start text:name="__RefHeading___Toc815_391211046"/>Métodos estáticos<text:bookmark-end text:name="__RefHeading___Toc815_391211046"/></text:h>
      <text:list text:style-name="L4">
        <text:list-item>
          <text:p text:style-name="P39">Stream&lt;NetworkInterface&gt; <text:span text:style-name="T3">networkInterfaces</text:span>(): <text:span text:style-name="T34">Devuelve un Stream con todas las interfaces de red.</text:span></text:p>
        </text:list-item>
        <text:list-item>
          <text:p text:style-name="P39">Enumeration&lt;NetworkInterface&gt; <text:span text:style-name="T3">getNetworkInterfaces</text:span>(): <text:span text:style-name="T35">Devuelve una enumeracion con todas las interfaces de red.</text:span></text:p>
        </text:list-item>
        <text:list-item>
          <text:p text:style-name="P38"><text:span text:style-name="T33">NetworkInterface </text:span><text:span text:style-name="T5">getByIndex</text:span><text:span text:style-name="T33">(int index): Devuelve la interfaz de red con el indice especificado</text:span></text:p>
        </text:list-item>
        <text:list-item>
          <text:p text:style-name="P38">NetworkInterface <text:span text:style-name="T3">getByInetAddress</text:span>(InetAddress addr): <text:span text:style-name="T35">Devuelve una interfaz de red con la direccion especificada o NULL si no existe.</text:span></text:p>
        </text:list-item>
        <text:list-item>
          <text:p text:style-name="P38">NetworkInterface <text:span text:style-name="T3">getByName</text:span>(String name): <text:span text:style-name="T35">Devuelve la interfaz de red con el nombre especificado o NULL si no existe.</text:span></text:p>
        </text:list-item>
      </text:list>
      <text:p text:style-name="Destacado_20_no_20_sumario"><text:span text:style-name="T37">Métodos d</text:span>e instancia</text:p>
      <text:list text:style-name="L5">
        <text:list-item>
          <text:p text:style-name="P40">String <text:span text:style-name="T3">getDisplayName</text:span>(): <text:span text:style-name="T35">Devuelve el nombre de la interfaz en formato legible por humanos.</text:span></text:p>
        </text:list-item>
        <text:list-item>
          <text:p text:style-name="P40"><text:span text:style-name="T35">b</text:span>yte[] <text:span text:style-name="T3">getHardwareAddress</text:span>(): <text:span text:style-name="T35">Devuelve la MAC de la interfaz de red </text:span><text:span text:style-name="T36">o NULL si no existe o no se tienen privilegios para acceder a ella.</text:span></text:p>
        </text:list-item>
        <text:list-item>
          <text:p text:style-name="P40"><text:soft-page-break/>Int <text:span text:style-name="T3">getIndex</text:span>(): <text:span text:style-name="T36">Devuelve el indice de la interfaz de red o -1 si no se conoce.</text:span></text:p>
        </text:list-item>
        <text:list-item>
          <text:p text:style-name="P40">Enumeration&lt;InetAddress&gt; <text:span text:style-name="T3">getInetAddresses</text:span>(): <text:span text:style-name="T36">Devuelve una enumeración con todas las </text:span><text:span text:style-name="T29">InetAddress</text:span><text:span text:style-name="T14"> asignadas a esta interfaz para las que además se tienen privilegios de acceso.</text:span></text:p>
        </text:list-item>
        <text:list-item>
          <text:p text:style-name="P41"><text:span text:style-name="T13">List&lt;InterfaceAddress&gt; </text:span><text:span text:style-name="T11">getInterfaceAddresses</text:span><text:span text:style-name="T13">(): </text:span><text:span text:style-name="T19">Devuelve una lista de </text:span><text:span text:style-name="T22">direcciones de interfaz para esta interfaz de red.</text:span></text:p>
        </text:list-item>
        <text:list-item>
          <text:p text:style-name="P41"><text:span text:style-name="T33">Int getMTU(): </text:span><text:span text:style-name="T52">Devuelve el MTU(unidad máxima de transmision) para esta interfaz</text:span><text:span text:style-name="T33">.</text:span></text:p>
        </text:list-item>
        <text:list-item>
          <text:p text:style-name="P41"><text:span text:style-name="T33">String getName(): </text:span><text:span text:style-name="T52">Devuelve el nombre de la interfaz.</text:span></text:p>
        </text:list-item>
        <text:list-item>
          <text:p text:style-name="P41"><text:span text:style-name="T33">NetworkInterface </text:span><text:span text:style-name="T5">getParent</text:span><text:span text:style-name="T33">(): </text:span><text:span text:style-name="T52">Devuelve el padre de la interfaz o nulo si no es virtual o no tiene padre.</text:span></text:p>
        </text:list-item>
        <text:list-item>
          <text:p text:style-name="P41"><text:span text:style-name="T33">Enumeration&lt;NetworkInterface&gt; </text:span><text:span text:style-name="T5">getSubInterfaces</text:span><text:span text:style-name="T33">(): </text:span><text:span text:style-name="T52">Devuelve una enumeración con las subinterfaces dependientes de esta interfaz.</text:span></text:p>
        </text:list-item>
        <text:list-item>
          <text:p text:style-name="P41"><text:span text:style-name="T33">Stream&lt;InetAddress&gt; </text:span><text:span text:style-name="T5">inetAddresses</text:span><text:span text:style-name="T33">(): </text:span><text:span text:style-name="T52">Devuelve un Stream con las InetAddresses asignadas a esta interfaz.</text:span></text:p>
        </text:list-item>
        <text:list-item>
          <text:p text:style-name="P42"><text:span text:style-name="T52">b</text:span><text:span text:style-name="T33">oolean </text:span><text:span text:style-name="T5">isLoopback</text:span><text:span text:style-name="T33">(): </text:span><text:span text:style-name="T52">Devuel </text:span><text:span text:style-name="T53">si la interfaz es loopback(localhost) </text:span><text:span text:style-name="T33">Returns whether a network interface is a loopback interface.</text:span></text:p>
        </text:list-item>
        <text:list-item>
          <text:p text:style-name="P42"><text:span text:style-name="T53">b</text:span><text:span text:style-name="T33">oolean </text:span><text:span text:style-name="T5">isPointToPoint</text:span><text:span text:style-name="T33">():</text:span><text:span text:style-name="T53">Devuelve si la interfaz es una interfaz PPP punto a punto</text:span><text:span text:style-name="T33">.</text:span></text:p>
        </text:list-item>
        <text:list-item>
          <text:p text:style-name="P42"><text:span text:style-name="T53">b</text:span><text:span text:style-name="T33">oolean </text:span><text:span text:style-name="T5">isUp</text:span><text:span text:style-name="T33">(): </text:span><text:span text:style-name="T53">Devuelve true si esta activa.</text:span></text:p>
        </text:list-item>
        <text:list-item>
          <text:p text:style-name="P42"><text:span text:style-name="T53">b</text:span><text:span text:style-name="T33">oolean </text:span><text:span text:style-name="T5">isVirtual</text:span><text:span text:style-name="T33">(): </text:span><text:span text:style-name="T53">Devuele true si es virtual.</text:span></text:p>
        </text:list-item>
        <text:list-item>
          <text:p text:style-name="P42"><text:span text:style-name="T33">Stream&lt;NetworkInterface&gt; </text:span><text:span text:style-name="T5">subInterfaces</text:span><text:span text:style-name="T33">(): </text:span><text:span text:style-name="T53">Devuelve un Stream con las subinterfaces.</text:span></text:p>
        </text:list-item>
        <text:list-item>
          <text:p text:style-name="P42"><text:span text:style-name="T43">b</text:span><text:span text:style-name="T44">oolean</text:span><text:span text:style-name="T33"> </text:span><text:span text:style-name="T5">supportsMulticast</text:span><text:span text:style-name="T33">(): </text:span><text:span text:style-name="T53">Devuelve si la interfaz soporta multicast.</text:span></text:p>
        </text:list-item>
      </text:list>
      <text:h text:style-name="Heading_20_2" text:outline-level="2" text:is-list-header="true"><text:bookmark-start text:name="__RefHeading___Toc799_391211046"/>A.5 <text:span text:style-name="T56">DatagramSocket</text:span><text:bookmark-end text:name="__RefHeading___Toc799_391211046"/></text:h>
      <text:p text:style-name="P12">Información obtenida de:</text:p>
      <text:p text:style-name="P12"><text:a xlink:type="simple" xlink:href="https://docs.oracle.com/en/java/javase/21/docs//api/java.base/java/net/DatagramSocket.html" text:style-name="Internet_20_link" text:visited-style-name="Visited_20_Internet_20_Link">https://docs.oracle.com/en/java/javase/21/docs//api/java.base/java/net/DatagramSocket.html</text:a></text:p>
      <text:p text:style-name="P12">Representa un socket para enviar y recibir paquetes de datagramas. <text:span text:style-name="T58">Cada paquete enviado o recibido se direcciona y enruta de manera individual.</text:span></text:p>
      <text:p text:style-name="P13">Para enviar y recibir datagramas de multicast se recomienda usar MulticastChannel. No obstante si se usa DatagramSocket para ese fin se debe habilitar de manera explícita la opcion SO_REUSEADDR.</text:p>
      <text:p text:style-name="P9">Si se usa un DatagramSocket para <text:span text:style-name="T55">enviar</text:span> a multicast se debe habilitar la opcion StandardSocketOptions.IP_MULTICAST_TTL tal que:</text:p>
      <text:p text:style-name="P16">int ttl = 56;</text:p>
      <text:p text:style-name="P15"><text:span text:style-name="T59">miDatagramSocket</text:span><text:span text:style-name="T57">.setOption(StandardSocketOptions.IP_MULTICAST_TTL, ttl);</text:span></text:p>
      <text:p text:style-name="Standard"/>
      <text:p text:style-name="P25"><text:soft-page-break/>Si se usa para <text:span text:style-name="T54">recibir</text:span> multicast se debe crear <text:span text:style-name="T28">unbound</text:span><text:span text:style-name="T13"> y antes de asociarlo a un InetSocket debe establecerse </text:span><text:span text:style-name="T28">setReuseAddress(true):</text:span></text:p>
      <text:p text:style-name="P14"/>
      <text:p text:style-name="Preformatted_20_Text">DatagramSocket socket = new DatagramSocket(null); // unbound</text:p>
      <text:p text:style-name="Preformatted_20_Text">socket.setReuseAddress(true); // set reuse address before binding</text:p>
      <text:p text:style-name="Preformatted_20_Text">socket.bind(new InetSocketAddress(6789)); // bind</text:p>
      <text:p text:style-name="P14"/>
      <text:h text:style-name="Heading_20_3" text:outline-level="3" text:is-list-header="true"><text:bookmark-start text:name="__RefHeading___Toc1018_3586267102"/>Constructores<text:bookmark-end text:name="__RefHeading___Toc1018_3586267102"/></text:h>
      <text:list text:style-name="L6">
        <text:list-item>
          <text:p text:style-name="P43"><text:span text:style-name="T3">DatagramSocket</text:span>(): <text:span text:style-name="T60">Crea un socket de datagramas vinculado a algún puerto libre de la direccion comodín.</text:span></text:p>
        </text:list-item>
        <text:list-item>
          <text:p text:style-name="P43"><text:span text:style-name="T3">DatagramSocket</text:span>(int port): <text:span text:style-name="T60">Crea un socket de datagramas vinculado a un puerto especifico de la dirección comodín.</text:span> </text:p>
        </text:list-item>
        <text:list-item>
          <text:p text:style-name="P43"><text:span text:style-name="T3">DatagramSocket</text:span>(int port, InetAddress laddr): <text:span text:style-name="T60">Crea un socket de datagramas vinculado a un puerto especifico de una dirección local específica. </text:span></text:p>
        </text:list-item>
        <text:list-item>
          <text:p text:style-name="P43"><text:span text:style-name="T3">DatagramSocket</text:span>(DatagramSocketImpl impl): <text:span text:style-name="T60">Crea un socket de datagramas sin vinculacion y con la especificacion concreta.</text:span> </text:p>
        </text:list-item>
        <text:list-item>
          <text:p text:style-name="P43"><text:span text:style-name="T3">DatagramSocket</text:span>(SocketAddress bindaddr): <text:span text:style-name="T60">Crea un socket de datagramas vinculado a un SocketAddress.</text:span></text:p>
        </text:list-item>
      </text:list>
      <text:h text:style-name="P24" text:outline-level="3" text:is-list-header="true"><text:bookmark-start text:name="__RefHeading___Toc1146_3013316960"/>Métodos de instancias<text:bookmark-end text:name="__RefHeading___Toc1146_3013316960"/></text:h>
      <text:list xml:id="list1395546048" text:style-name="L7">
        <text:list-item>
          <text:p text:style-name="P44"><text:span text:style-name="T62">v</text:span>oid <text:span text:style-name="T3">bind</text:span>(SocketAddress addr):<text:span text:style-name="T63">Enlaza el socket a un puerto y dirección especificos</text:span>.</text:p>
        </text:list-item>
        <text:list-item>
          <text:p text:style-name="P44"><text:span text:style-name="T62">v</text:span>oid <text:span text:style-name="T3">close</text:span>(): <text:span text:style-name="T63">Cierra el socket</text:span>.</text:p>
        </text:list-item>
        <text:list-item>
          <text:p text:style-name="P44"><text:span text:style-name="T62">v</text:span>oid <text:s/><text:span text:style-name="T3">connect</text:span>(InetAddress address, int port): <text:span text:style-name="T63">Conecta el socket a una dirección y puerto reomotos haciendo que solo pueda enviar hacia y recibir desde esa dirección y puerto</text:span>.</text:p>
        </text:list-item>
        <text:list-item>
          <text:p text:style-name="P44"><text:span text:style-name="T62">v</text:span>oid <text:span text:style-name="T3">connect</text:span>(SocketAddress addr): <text:span text:style-name="T63">Conecta el socket a un socket remoto.</text:span></text:p>
        </text:list-item>
        <text:list-item>
          <text:p text:style-name="P44"><text:span text:style-name="T62">v</text:span>oid <text:span text:style-name="T3">disconnect</text:span>():<text:span text:style-name="T63">desconecta el socket</text:span>.</text:p>
        </text:list-item>
        <text:list-item>
          <text:p text:style-name="P44"><text:span text:style-name="T63">b</text:span>oolean <text:span text:style-name="T3">getBroadcast</text:span>():<text:span text:style-name="T63">Devuelve true si SO_BROADCAST esta habilitado.</text:span></text:p>
        </text:list-item>
        <text:list-item>
          <text:p text:style-name="P44">DatagramChannel <text:span text:style-name="T3">getChannel</text:span>(): <text:span text:style-name="T64">Devueve el DatagramChanel asociado al socket o null si no hay ninguno</text:span>.</text:p>
        </text:list-item>
        <text:list-item>
          <text:p text:style-name="P44">InetAddress <text:span text:style-name="T3">getInetAddress</text:span>(): <text:span text:style-name="T64">Devuelve la InetAddress al que el socket está conectado </text:span><text:span text:style-name="T65">o a la que estuvo conectado</text:span>.</text:p>
        </text:list-item>
        <text:list-item>
          <text:p text:style-name="P44">InetAddress <text:span text:style-name="T3">getLocalAddress</text:span>(): <text:s/><text:span text:style-name="T64">Devuelve la direccion local al que el socket está enlazado.</text:span></text:p>
        </text:list-item>
        <text:list-item>
          <text:p text:style-name="P44"><text:span text:style-name="T64">i</text:span>nt <text:span text:style-name="T3">getLocalPort</text:span>(): <text:span text:style-name="T64">Devuelve el puerto local al que el socket está enlazado.</text:span></text:p>
        </text:list-item>
        <text:list-item>
          <text:p text:style-name="P44">SocketAddress <text:span text:style-name="T3">getLocalSocketAddress</text:span>(): <text:span text:style-name="T64">Devuelve el SocketAddress(direccion y puerto) local al que el socket está enlazado.</text:span></text:p>
        </text:list-item>
        <text:list-item>
          <text:p text:style-name="P44">&lt;T&gt; T <text:span text:style-name="T3">getOption</text:span>(SocketOption&lt;T&gt; name) <text:span text:style-name="T64">Devuelve el valor de una opción del socket.</text:span></text:p>
        </text:list-item>
        <text:list-item>
          <text:p text:style-name="P44"><text:soft-page-break/><text:span text:style-name="T64">i</text:span>nt <text:span text:style-name="T3">getPort</text:span>(): <text:span text:style-name="T64">Devuelve el puerto al que el socket está conectado o -1 si no está conectado.</text:span></text:p>
        </text:list-item>
        <text:list-item>
          <text:p text:style-name="P44"><text:span text:style-name="T65">i</text:span>nt <text:span text:style-name="T3">getReceiveBufferSize</text:span>(): <text:span text:style-name="T65">Devuelve el valor de la opcion </text:span>SO_RCVBUF <text:span text:style-name="T65">de este socket. Es el tamaño del buffer en bytes.</text:span></text:p>
        </text:list-item>
        <text:list-item>
          <text:p text:style-name="P44">SocketAddress <text:span text:style-name="T3">getRemoteSocketAddress</text:span>(): <text:span text:style-name="T65">Devuelve la direccion remota a la que el socket está conectado o null si no está conectado.</text:span></text:p>
        </text:list-item>
        <text:list-item>
          <text:p text:style-name="P44"><text:span text:style-name="T65">b</text:span>oolean <text:span text:style-name="T3">getReuseAddress</text:span>(): <text:span text:style-name="T65">Devuelve si la opción </text:span>SO_REUSEADDR <text:span text:style-name="T65">está habilitada.</text:span></text:p>
        </text:list-item>
        <text:list-item>
          <text:p text:style-name="P44"><text:span text:style-name="T65">i</text:span>nt <text:span text:style-name="T3">getSendBufferSize</text:span>(): <text:span text:style-name="T65">Devuelve el valoor de la opción </text:span>SO_SNDBUF. <text:span text:style-name="T65">Es el tamaño de buffer de salida.</text:span></text:p>
        </text:list-item>
        <text:list-item>
          <text:p text:style-name="P44"><text:span text:style-name="T65">i</text:span>nt <text:span text:style-name="T3">getSoTimeout</text:span>(): <text:span text:style-name="T65">Devuelve el valor de la opción SO_TIMEOUT. 0 significa que está deshabilitada(sin timeout).</text:span></text:p>
        </text:list-item>
        <text:list-item>
          <text:p text:style-name="P44"><text:span text:style-name="T65">i</text:span>nt <text:span text:style-name="T3">getTrafficClass</text:span>(): <text:span text:style-name="T65">Devuelve el tipo de servicio especificado en la cabecera del datagrama para paquetes enviados por el socket.</text:span></text:p>
        </text:list-item>
        <text:list-item>
          <text:p text:style-name="P44"><text:span text:style-name="T65">b</text:span>oolean <text:span text:style-name="T3">isBound</text:span>(): <text:span text:style-name="T65">Devuelve el estado de enlace del socket.</text:span></text:p>
        </text:list-item>
        <text:list-item>
          <text:p text:style-name="P44"><text:span text:style-name="T65">b</text:span>oolean <text:span text:style-name="T3">isClosed</text:span>(): <text:span text:style-name="T65">Devuelve si el socket está cerrado o no.</text:span></text:p>
        </text:list-item>
        <text:list-item>
          <text:p text:style-name="P44">boolean <text:span text:style-name="T3">isConnected</text:span>(): <text:span text:style-name="T65">Devuelve si el socket está conectado o no.</text:span></text:p>
        </text:list-item>
        <text:list-item>
          <text:p text:style-name="P44">void <text:span text:style-name="T3">joinGroup</text:span>(SocketAddress mcastaddr, NetworkInterface netIf): <text:span text:style-name="T65">Une el socket en un grupo de multicast.</text:span></text:p>
        </text:list-item>
        <text:list-item>
          <text:p text:style-name="P44"><text:span text:style-name="T65">v</text:span>oid <text:span text:style-name="T3">leaveGroup</text:span>(SocketAddress mcastaddr, NetworkInterface netIf): <text:span text:style-name="T65">Avandoda un grupo multicast en la interfaz local específica.</text:span></text:p>
        </text:list-item>
        <text:list-item>
          <text:p text:style-name="P44"><text:span text:style-name="T65">v</text:span>oid <text:span text:style-name="T3">receive</text:span>(DatagramPacket p): <text:span text:style-name="T65">Espera hasta recibir un paquete.</text:span></text:p>
        </text:list-item>
        <text:list-item>
          <text:p text:style-name="P44"><text:span text:style-name="T65">v</text:span>oid <text:span text:style-name="T3">send</text:span>(DatagramPacket p): <text:span text:style-name="T65">Envía un paquete.</text:span></text:p>
        </text:list-item>
        <text:list-item>
          <text:p text:style-name="P44"><text:span text:style-name="T65">v</text:span>oid <text:span text:style-name="T3">setBroadcast</text:span>(boolean on): <text:span text:style-name="T66">Habilita/deshabilita la opción SO_BROADCAST, necesaria en algunos sistemaso operativos para enviar mensajes broadcast.</text:span></text:p>
        </text:list-item>
        <text:list-item>
          <text:p text:style-name="P44">&lt;T&gt; DatagramSocket <text:span text:style-name="T3">setOption</text:span>(SocketOption&lt;T&gt; name, T value):<text:span text:style-name="T66">Establece el valor de una opcion.</text:span></text:p>
        </text:list-item>
        <text:list-item>
          <text:p text:style-name="P44"><text:span text:style-name="T66">v</text:span>oid <text:span text:style-name="T3">setReceiveBufferSize</text:span>(int size): <text:span text:style-name="T66">Define el tamaño del buffer de recepción.</text:span></text:p>
        </text:list-item>
        <text:list-item>
          <text:p text:style-name="P44"><text:span text:style-name="T66">v</text:span>oid <text:span text:style-name="T3">setReuseAddress</text:span>(boolean on): <text:span text:style-name="T66">Habilita/deshabilita la opcion </text:span>SO_REUSEADDR socket option. <text:span text:style-name="T67">Esta opción permite enlazar mas de un socket a la misma dirección, cosa que puede ser necesaria por ejemplo para el multicast.</text:span></text:p>
        </text:list-item>
        <text:list-item>
          <text:p text:style-name="P44"><text:span text:style-name="T67">v</text:span>oid <text:span text:style-name="T3">setSendBufferSize</text:span>(int size): <text:span text:style-name="T67">Define el tamaño del buffer de envío.</text:span></text:p>
        </text:list-item>
        <text:list-item>
          <text:p text:style-name="P44"><text:span text:style-name="T67">v</text:span>oid <text:span text:style-name="T3">setSoTimeout</text:span>(int timeout): <text:span text:style-name="T67">Definde el valor de la variable </text:span>SO_TIMEOUT <text:span text:style-name="T67">en milisegundos.</text:span></text:p>
        </text:list-item>
        <text:list-item>
          <text:p text:style-name="P44"><text:span text:style-name="T67">v</text:span>oid <text:span text:style-name="T3">setTrafficClass</text:span>(int tc): <text:span text:style-name="T67">Define el tipo de trafico para los paquetes enviados por este socket.</text:span></text:p>
        </text:list-item>
        <text:list-item>
          <text:p text:style-name="P44">Set&lt;SocketOption&lt;?&gt;&gt; supportedOptions(): <text:span text:style-name="T67">Devuelve un Set de opciones soportadas.</text:span></text:p>
        </text:list-item>
      </text:list>
      <text:h text:style-name="Heading_20_2" text:outline-level="2" text:is-list-header="true"><text:bookmark-start text:name="__RefHeading___Toc1158_3013316960"/><text:soft-page-break/>A.6 DatagramPacket<text:bookmark-end text:name="__RefHeading___Toc1158_3013316960"/></text:h>
      <text:p text:style-name="P45">Información obtenida de:</text:p>
      <text:p text:style-name="P45"><text:a xlink:type="simple" xlink:href="https://docs.oracle.com/en/java/javase/21/docs//api/java.base/java/net/DatagramPacket.html" text:style-name="Internet_20_link" text:visited-style-name="Visited_20_Internet_20_Link">https://docs.oracle.com/en/java/javase/21/docs//api/java.base/java/net/DatagramPacket.html</text:a></text:p>
      <text:p text:style-name="P46">Representa un paquete de datagrama. UDP.</text:p>
      <text:p text:style-name="P46"/>
      <text:h text:style-name="Heading_20_3" text:outline-level="3" text:is-list-header="true">Constructores</text:h>
      <text:list text:style-name="L8">
        <text:list-item>
          <text:p text:style-name="P47"><text:span text:style-name="T3">DatagramPacket</text:span>(byte[] buf, int length): <text:span text:style-name="T68">Construye un paquete de datagrama para la recepción de paquetes de una longitud determinada.</text:span></text:p>
        </text:list-item>
        <text:list-item>
          <text:p text:style-name="P47"><text:span text:style-name="T3">DatagramPacket</text:span>(byte[] buf, int offset, int length): <text:span text:style-name="T68">Construye un paquete de datagrama para recepción de paquetes de una longitud determinada especificando el desfase inicial en el buffer.</text:span></text:p>
        </text:list-item>
        <text:list-item>
          <text:p text:style-name="P47"><text:span text:style-name="T3">DatagramPacket</text:span>(byte[] buf, int offset, int length, InetAddress address, int port):<text:span text:style-name="T68">Construye un paquete de datagrama para el envio de paquetes de una longitud determinada con el desfase especificado para el puerto.</text:span></text:p>
        </text:list-item>
        <text:list-item>
          <text:p text:style-name="P47"><text:span text:style-name="T3">DatagramPacket</text:span>(byte[] buf, int offset, int length, SocketAddress address): <text:span text:style-name="T68">Construye un paquete de datagrama para enviar paquetes con un desfase determinado para el puerto a una direccion específica.</text:span></text:p>
        </text:list-item>
        <text:list-item>
          <text:p text:style-name="P47"><text:span text:style-name="T3">DatagramPacket</text:span>(byte[] buf, int length, InetAddress address, int port): <text:span text:style-name="T68">Construye un paquete de datagrama para enviar paquetes de longitud, puerto y direccion determinados.</text:span></text:p>
        </text:list-item>
        <text:list-item>
          <text:p text:style-name="P47"><text:span text:style-name="T3">DatagramPacket</text:span>(byte[] buf, int length, SocketAddress address): <text:span text:style-name="T68">Construye un paquete de datagrama para enviar paquetes de una longitud determinada a un socket remoto determinado.</text:span></text:p>
        </text:list-item>
      </text:list>
      <text:h text:style-name="Heading_20_3" text:outline-level="3" text:is-list-header="true">Métodos de instancia</text:h>
      <text:list text:style-name="L9">
        <text:list-item>
          <text:p text:style-name="P48">InetAddress <text:span text:style-name="T3">getAddress</text:span>(): <text:span text:style-name="T68">Devuelve la dirección destino del datagrama o desde donde se recibió.</text:span></text:p>
        </text:list-item>
        <text:list-item>
          <text:p text:style-name="P48"><text:span text:style-name="T68">b</text:span>yte[] <text:span text:style-name="T3">getData</text:span>(): <text:span text:style-name="T68">Devuelve el buffer del datagrama.</text:span></text:p>
        </text:list-item>
        <text:list-item>
          <text:p text:style-name="P48"><text:span text:style-name="T68">i</text:span>nt <text:span text:style-name="T3">getLength</text:span>(): <text:span text:style-name="T68">Devuelve la longitud de los datos del datagrama.</text:span></text:p>
        </text:list-item>
        <text:list-item>
          <text:p text:style-name="P48"><text:span text:style-name="T68">i</text:span>nt <text:s/><text:span text:style-name="T3">getOffset</text:span>(): <text:span text:style-name="T68">Devuelve el desfase e</text:span><text:span text:style-name="T69">n el buffer del datagrama.</text:span></text:p>
        </text:list-item>
        <text:list-item>
          <text:p text:style-name="P48"><text:span text:style-name="T69">i</text:span>nt <text:span text:style-name="T3">getPort</text:span>(): <text:span text:style-name="T69">Devuelve el puerto remoto al que el datagrama será enviado o del que es recibido.</text:span></text:p>
        </text:list-item>
        <text:list-item>
          <text:p text:style-name="P48">SocketAddress <text:span text:style-name="T3">getSocketAddress</text:span>(): <text:span text:style-name="T69">Devuelve el socket remoto al que será enviado o del que fue enviado.</text:span></text:p>
        </text:list-item>
        <text:list-item>
          <text:p text:style-name="P48"><text:span text:style-name="T69">v</text:span>oid <text:span text:style-name="T3">setAddress</text:span>(InetAddress iaddr): <text:span text:style-name="T69">Define la IP de destino del paquete.</text:span></text:p>
        </text:list-item>
        <text:list-item>
          <text:p text:style-name="P48"><text:span text:style-name="T69">v</text:span>oid <text:span text:style-name="T3">setData</text:span>(byte[] buf): <text:span text:style-name="T69">Define el buffer del paquete.</text:span></text:p>
        </text:list-item>
        <text:list-item>
          <text:p text:style-name="P48"><text:soft-page-break/><text:span text:style-name="T69">v</text:span>oid <text:span text:style-name="T3">setData</text:span>(byte[] buf, int offset, int length): <text:span text:style-name="T69">Define los datos del paquete especificando un buffer, desfase y longitud.</text:span></text:p>
        </text:list-item>
        <text:list-item>
          <text:p text:style-name="P48"><text:span text:style-name="T69">v</text:span>oid <text:span text:style-name="T3">setLength</text:span>(int length):<text:span text:style-name="T69">Define la longitud del </text:span><text:span text:style-name="T70">buffer del </text:span><text:span text:style-name="T69">paquete.</text:span></text:p>
        </text:list-item>
        <text:list-item>
          <text:p text:style-name="P48"><text:span text:style-name="T70">v</text:span>oid <text:span text:style-name="T3">setPort</text:span>(int iport): <text:span text:style-name="T70">Define el puerto de destino al que el paquete será enviado.</text:span></text:p>
        </text:list-item>
        <text:list-item>
          <text:p text:style-name="P48"><text:span text:style-name="T70">v</text:span>oid <text:span text:style-name="T3">setSocketAddress</text:span>(SocketAddress address): <text:span text:style-name="T70">Define el socket de destino del paque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7</text:page-number><text:s/><text:span text:style-name="MT2">de</text:span><text:span text:style-name="MT1">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1-16T13:52:08.051000000</dc:date>
    <meta:editing-duration>PT10H17M6S</meta:editing-duration>
    <meta:editing-cycles>72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10" meta:paragraph-count="169" meta:word-count="1957" meta:character-count="13630" meta:non-whitespace-character-count="11940"/>
  </office:meta>
</office:document-meta>
</file>